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8be6b" officeooo:paragraph-rsid="0008be6b"/>
    </style:style>
    <style:style style:name="P2" style:family="paragraph" style:parent-style-name="Nadpis1">
      <style:text-properties officeooo:rsid="000ce6ab" officeooo:paragraph-rsid="000ce6ab"/>
    </style:style>
    <style:style style:name="P3" style:family="paragraph" style:parent-style-name="Hlavička">
      <style:text-properties officeooo:rsid="000710fc" officeooo:paragraph-rsid="000710fc"/>
    </style:style>
    <style:style style:name="P4" style:family="paragraph" style:parent-style-name="text">
      <style:text-properties officeooo:rsid="0008c148" officeooo:paragraph-rsid="0008c148"/>
    </style:style>
    <style:style style:name="P5" style:family="paragraph" style:parent-style-name="text">
      <style:text-properties fo:font-style="normal" style:text-underline-style="solid" style:text-underline-width="auto" style:text-underline-color="font-color" officeooo:rsid="0008c148" officeooo:paragraph-rsid="0008c148" style:font-style-asian="normal" style:font-style-complex="normal"/>
    </style:style>
    <style:style style:name="P6" style:family="paragraph" style:parent-style-name="text">
      <style:text-properties fo:font-style="normal" style:text-underline-style="none" officeooo:rsid="0008c148" officeooo:paragraph-rsid="0008c148" style:font-style-asian="normal" style:font-style-complex="normal"/>
    </style:style>
    <style:style style:name="P7" style:family="paragraph" style:parent-style-name="text">
      <style:text-properties officeooo:rsid="000ce6ab" officeooo:paragraph-rsid="000ce6ab"/>
    </style:style>
    <style:style style:name="P8" style:family="paragraph" style:parent-style-name="Nadpis1">
      <style:text-properties officeooo:rsid="000710fc" officeooo:paragraph-rsid="000710fc"/>
    </style:style>
    <style:style style:name="P9" style:family="paragraph" style:parent-style-name="Nadpis1">
      <style:text-properties officeooo:rsid="000f80a6" officeooo:paragraph-rsid="000f80a6"/>
    </style:style>
    <style:style style:name="P10" style:family="paragraph" style:parent-style-name="Nadpis1">
      <style:text-properties officeooo:rsid="0010a304" officeooo:paragraph-rsid="0010a304"/>
    </style:style>
    <style:style style:name="P11" style:family="paragraph" style:parent-style-name="Nadpis1">
      <style:text-properties officeooo:rsid="0010ab9e" officeooo:paragraph-rsid="0010ab9e"/>
    </style:style>
    <style:style style:name="P12" style:family="paragraph" style:parent-style-name="Nadpis1">
      <style:text-properties officeooo:rsid="00117638" officeooo:paragraph-rsid="00117638"/>
    </style:style>
    <style:style style:name="P13" style:family="paragraph" style:parent-style-name="text" style:list-style-name="L1">
      <style:text-properties officeooo:rsid="000710fc" officeooo:paragraph-rsid="000710fc"/>
    </style:style>
    <style:style style:name="P14" style:family="paragraph" style:parent-style-name="text" style:list-style-name="L1">
      <style:text-properties officeooo:rsid="00076764" officeooo:paragraph-rsid="00076764"/>
    </style:style>
    <style:style style:name="P15" style:family="paragraph" style:parent-style-name="text" style:list-style-name="L2">
      <style:text-properties officeooo:rsid="0008be6b" officeooo:paragraph-rsid="0008be6b"/>
    </style:style>
    <style:style style:name="P16" style:family="paragraph" style:parent-style-name="text" style:list-style-name="L3">
      <style:text-properties officeooo:rsid="0008be6b" officeooo:paragraph-rsid="0008be6b"/>
    </style:style>
    <style:style style:name="P17" style:family="paragraph" style:parent-style-name="text" style:list-style-name="L3">
      <style:text-properties officeooo:rsid="0008c148" officeooo:paragraph-rsid="0008c148"/>
    </style:style>
    <style:style style:name="P18" style:family="paragraph" style:parent-style-name="text" style:list-style-name="L3">
      <style:text-properties officeooo:rsid="000b3379" officeooo:paragraph-rsid="000b3379"/>
    </style:style>
    <style:style style:name="P19" style:family="paragraph" style:parent-style-name="text" style:list-style-name="L4">
      <style:text-properties officeooo:rsid="000ce6ab" officeooo:paragraph-rsid="000ce6ab"/>
    </style:style>
    <style:style style:name="P20" style:family="paragraph" style:parent-style-name="text" style:list-style-name="L4">
      <style:text-properties officeooo:rsid="000d0003" officeooo:paragraph-rsid="000d0003"/>
    </style:style>
    <style:style style:name="P21" style:family="paragraph" style:parent-style-name="text" style:list-style-name="L6">
      <style:text-properties officeooo:rsid="000f80a6" officeooo:paragraph-rsid="000f80a6"/>
    </style:style>
    <style:style style:name="P22" style:family="paragraph" style:parent-style-name="text" style:list-style-name="L6">
      <style:text-properties officeooo:rsid="0010a304" officeooo:paragraph-rsid="0010a304"/>
    </style:style>
    <style:style style:name="P23" style:family="paragraph" style:parent-style-name="text" style:list-style-name="L8">
      <style:text-properties officeooo:rsid="0010a304" officeooo:paragraph-rsid="0010a304"/>
    </style:style>
    <style:style style:name="P24" style:family="paragraph" style:parent-style-name="text" style:list-style-name="L9">
      <style:text-properties officeooo:rsid="0010ab9e" officeooo:paragraph-rsid="0010ab9e"/>
    </style:style>
    <style:style style:name="P25" style:family="paragraph" style:parent-style-name="text">
      <style:text-properties officeooo:rsid="00117638" officeooo:paragraph-rsid="00117638"/>
    </style:style>
    <style:style style:name="P26" style:family="paragraph" style:parent-style-name="text" style:list-style-name="L10">
      <style:text-properties officeooo:rsid="00117638" officeooo:paragraph-rsid="00117638"/>
    </style:style>
    <style:style style:name="T1" style:family="text">
      <style:text-properties officeooo:rsid="00076764"/>
    </style:style>
    <style:style style:name="T2" style:family="text">
      <style:text-properties officeooo:rsid="000b3379"/>
    </style:style>
    <style:style style:name="T3" style:family="text">
      <style:text-properties officeooo:rsid="000bce1a"/>
    </style:style>
    <style:style style:name="T4" style:family="text">
      <style:text-properties officeooo:rsid="000ce6ab"/>
    </style:style>
    <style:style style:name="T5" style:family="text">
      <style:text-properties officeooo:rsid="001112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lohové útvary</text:p>
      <text:p text:style-name="P8">Tiskopisy</text:p>
      <text:list xml:id="list3709021682" text:style-name="L1">
        <text:list-item>
          <text:p text:style-name="P13">= formuláře, poštovní <text:span text:style-name="T1">poukázky</text:span>, složenky <text:span text:style-name="T1">…</text:span></text:p>
        </text:list-item>
        <text:list-item>
          <text:p text:style-name="P14">složenky</text:p>
          <text:list>
            <text:list-item>
              <text:p text:style-name="P14">cena se píše jedním slovem „čtyřistatřicetpět“ (správnně „čtyři sta třicet pět“)</text:p>
            </text:list-item>
          </text:list>
        </text:list-item>
        <text:list-item>
          <text:p text:style-name="P14">dotazníky</text:p>
          <text:list>
            <text:list-item>
              <text:p text:style-name="P14">podklad ke statistickému zpracování</text:p>
            </text:list-item>
          </text:list>
        </text:list-item>
      </text:list>
      <text:p text:style-name="Nadpis1">Pozvánka</text:p>
      <text:list xml:id="list104658802664637" text:continue-numbering="true" text:style-name="L1">
        <text:list-item>
          <text:p text:style-name="P14">nutná grafická stránka</text:p>
        </text:list-item>
        <text:list-item>
          <text:p text:style-name="P14">Datum, čas</text:p>
        </text:list-item>
        <text:list-item>
          <text:p text:style-name="P14">místo</text:p>
        </text:list-item>
        <text:list-item>
          <text:p text:style-name="P14">organizátor</text:p>
        </text:list-item>
        <text:list-item>
          <text:p text:style-name="P14">cena</text:p>
        </text:list-item>
        <text:list-item>
          <text:p text:style-name="P14">určení</text:p>
        </text:list-item>
      </text:list>
      <text:p text:style-name="P1">Inzeráty</text:p>
      <text:list xml:id="list2733309599" text:style-name="L2">
        <text:list-item>
          <text:p text:style-name="P15">mají být krátké, stručné, ale srozumitelné</text:p>
        </text:list-item>
      </text:list>
      <text:p text:style-name="P1">Žádost, omluva, stížnost</text:p>
      <text:list xml:id="list563113096" text:style-name="L3">
        <text:list-item>
          <text:p text:style-name="P16">stížnost</text:p>
          <text:list>
            <text:list-item>
              <text:p text:style-name="P16">měla by být neemotivní</text:p>
            </text:list-item>
          </text:list>
        </text:list-item>
        <text:list-item>
          <text:p text:style-name="P17">pravidla jako u dopisu</text:p>
        </text:list-item>
        <text:list-item>
          <text:p text:style-name="P18">nikdy neděkovat za kladné vyřízení žádosti</text:p>
        </text:list-item>
        <text:list-item>
          <text:p text:style-name="P17">Příklad: Napsad žádost o uvolnění</text:p>
        </text:list-item>
      </text:list>
      <text:p text:style-name="P4"/>
      <text:p text:style-name="P4"/>
      <text:p text:style-name="P4">vážený pan ředitel</text:p>
      <text:p text:style-name="P4">Jiří Hreman</text:p>
      <text:p text:style-name="P4">Třída Kpt. Jaroše 1<text:span text:style-name="T4">4</text:span></text:p>
      <text:p text:style-name="P4">Brno</text:p>
      <text:p text:style-name="P4"/>
      <text:p text:style-name="P4">V Brně dne 16. Dubna 2018</text:p>
      <text:p text:style-name="P4"/>
      <text:p text:style-name="P5">Žádost o uvolnění z výuky v týdnech od 4. do 15. června</text:p>
      <text:p text:style-name="P5"/>
      <text:p text:style-name="P6"><text:span text:style-name="T3">V</text:span>ážený pane řediteli,</text:p>
      <text:p text:style-name="P6"/>
      <text:p text:style-name="P6">chtěl bych Vás požádat o uvolnění z vyučování ve dnech 4.6 až 15.6 z výuky. S rodinou bych chtěl vyrazit na dovolenou <text:span text:style-name="T2">do Chorvatska</text:span>. <text:span text:style-name="T2">Chtěli bychom jed v tomto termínu, protože se jedná o předsezónu. </text:span>Zameškané učivo si samozřejmě doplním a u písemek se s daným vyučujícím domluvím na náhradním termínu před či po mé absenci. <text:span text:style-name="T2">D</text:span>ěkuji za vyřízení mé žádosti.</text:p>
      <text:p text:style-name="P6"><text:soft-page-break/></text:p>
      <text:p text:style-name="P6">S pozdravem</text:p>
      <text:p text:style-name="P6"/>
      <text:p text:style-name="P6">Jiří Kalvoda, 1.A</text:p>
      <text:p text:style-name="P6"/>
      <text:p text:style-name="P6">Palackého 27,</text:p>
      <text:p text:style-name="P6">Blansko, 678 01 </text:p>
      <text:p text:style-name="P6"/>
      <text:p text:style-name="P2">Vypravování</text:p>
      <text:list xml:id="list4137674940" text:style-name="L4">
        <text:list-item>
          <text:p text:style-name="P19">úvod</text:p>
        </text:list-item>
        <text:list-item>
          <text:p text:style-name="P19">zápletka</text:p>
        </text:list-item>
        <text:list-item>
          <text:p text:style-name="P19">rozuzlení</text:p>
        </text:list-item>
        <text:list-item>
          <text:p text:style-name="P19">závěr</text:p>
        </text:list-item>
      </text:list>
      <text:p text:style-name="P7"/>
      <text:list xml:id="list104658853981648" text:continue-numbering="true" text:style-name="L4">
        <text:list-item>
          <text:p text:style-name="P20">dějová slovesa</text:p>
        </text:list-item>
        <text:list-item>
          <text:p text:style-name="P20">přímá řeč</text:p>
        </text:list-item>
        <text:list-item>
          <text:p text:style-name="P20">citové zabarvení</text:p>
        </text:list-item>
        <text:list-item>
          <text:p text:style-name="P20">vlastní monolog</text:p>
        </text:list-item>
        <text:list-item>
          <text:p text:style-name="P20">!</text:p>
        </text:list-item>
        <text:list-item>
          <text:p text:style-name="P20"/>
        </text:list-item>
        <text:list-item>
          <text:p text:style-name="P20"/>
        </text:list-item>
        <text:list-item>
          <text:p text:style-name="P20">větné ekvivalenty</text:p>
        </text:list-item>
        <text:list-item>
          <text:p text:style-name="P20">prézens historický</text:p>
          <text:list>
            <text:list-item>
              <text:p text:style-name="P20">přejití do přítomného času z minulého</text:p>
            </text:list-item>
          </text:list>
        </text:list-item>
      </text:list>
      <text:p text:style-name="Nadpis2"/>
      <text:p text:style-name="P9">Prostý popis</text:p>
      <text:list xml:id="list1740166791" text:style-name="L6">
        <text:list-item>
          <text:p text:style-name="P21">popis statický</text:p>
          <text:list>
            <text:list-item>
              <text:p text:style-name="P22">popis věcí co se nehýbají</text:p>
            </text:list-item>
          </text:list>
        </text:list-item>
        <text:list-item>
          <text:p text:style-name="P21">popis dynamický</text:p>
          <text:list>
            <text:list-item>
              <text:p text:style-name="P22">popis děje, pracovního postupu</text:p>
            </text:list-item>
          </text:list>
        </text:list-item>
      </text:list>
      <text:p text:style-name="P10">Charakteristika</text:p>
      <text:list xml:id="list3756159059" text:style-name="L8">
        <text:list-item>
          <text:p text:style-name="P23">vnější popis</text:p>
        </text:list-item>
        <text:list-item>
          <text:p text:style-name="P23">vnitřní popis</text:p>
        </text:list-item>
      </text:list>
      <text:p text:style-name="P11">Úvaha</text:p>
      <text:list xml:id="list3005352308" text:style-name="L9">
        <text:list-item>
          <text:p text:style-name="P24">myšlenky o nějaké problematice</text:p>
        </text:list-item>
        <text:list-item>
          <text:p text:style-name="P24">konfrontace s jiným názorem</text:p>
        </text:list-item>
        <text:list-item>
          <text:p text:style-name="P24">prostá úvaha</text:p>
        </text:list-item>
        <text:list-item>
          <text:p text:style-name="P24">kompozice</text:p>
          <text:list>
            <text:list-item>
              <text:p text:style-name="P24">úvod</text:p>
              <text:list>
                <text:list-item>
                  <text:p text:style-name="P24">cíle, význam, závažnost, otázky</text:p>
                </text:list-item>
              </text:list>
            </text:list-item>
            <text:list-item>
              <text:p text:style-name="P24"><text:soft-page-break/>jádro úvahy</text:p>
            </text:list-item>
            <text:list-item>
              <text:p text:style-name="P24">závě<text:span text:style-name="T5">r</text:span></text:p>
              <text:list>
                <text:list-item>
                  <text:p text:style-name="P24">shrnutí výsledku a ukončení myšlenky</text:p>
                </text:list-item>
              </text:list>
            </text:list-item>
          </text:list>
        </text:list-item>
      </text:list>
      <text:p text:style-name="P12">Anglosazký esej</text:p>
      <text:list xml:id="list1838248814" text:style-name="L10">
        <text:list-item>
          <text:p text:style-name="P26">subjektivně zaměřený výklad</text:p>
        </text:list-item>
        <text:list-item>
          <text:p text:style-name="P26">úvaha + výklad</text:p>
        </text:list-item>
        <text:list-item>
          <text:p text:style-name="P26">proniknutí do problematiky</text:p>
        </text:list-item>
      </text:list>
      <text:p text:style-name="P25"/>
      <text:p text:style-name="P25"/>
      <text:p text:style-name="P25">žádost</text:p>
      <text:p text:style-name="P25">stížnost</text:p>
      <text:p text:style-name="P25">úvaha</text:p>
      <text:p text:style-name="P25">hodnotící zpráva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5-21T10:46:56.810000000</dc:date>
    <meta:editing-duration>PT1H7M1S</meta:editing-duration>
    <meta:editing-cycles>12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75" meta:word-count="302" meta:character-count="1665" meta:non-whitespace-character-count="1484"/>
  </office:meta>
</office:document-meta>
</file>